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TextArea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extAreaElem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extAreaElementImpl.get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TextAreaElement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extAreaElementImpl.get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extAreaElementImpl.sel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TextAreaElementImpl.setTabIndex( int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extAreaElementImpl.setRows( int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extAreaElementImpl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extAreaElementImpl.getAccess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TextAreaElementImpl.foc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TextAreaElementImpl.ge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extAreaElementImpl.bl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TextAreaElementImpl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extAreaElementImpl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extAreaElementImpl.setDefaultValue(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extAreaElementImpl.HTMLTextArea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extAreaElementImpl.set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extAreaElementImpl.getTab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extAreaElementImpl.get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extAreaElementImpl.setCols( int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extAreaElementImpl.setAccessKey( String access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TextAreaElement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